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Обычный" style:master-page-name="MP0" style:family="paragraph">
      <style:paragraph-properties fo:break-before="page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" style:parent-style-name="Обычный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3" style:parent-style-name="Абзацсписка" style:list-style-name="LFO3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4" style:parent-style-name="Абзацсписка" style:list-style-name="LFO3" style:family="paragraph"/>
    <style:style style:name="T5" style:parent-style-name="Основнойшрифтабзаца" style:family="text">
      <style:text-properties style:font-name="Times New Roman" style:font-name-asian="Times New Roman" style:font-name-complex="Times New Roman" fo:color="#161616" fo:font-size="14pt" style:font-size-asian="14pt" style:font-size-complex="14pt"/>
    </style:style>
    <style:style style:name="T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7" style:parent-style-name="Основнойшрифтабзаца" style:family="text">
      <style:text-properties style:font-name="Times New Roman" style:font-name-asian="Times New Roman" style:font-name-complex="Times New Roman" fo:color="#161616" fo:font-size="14pt" style:font-size-asian="14pt" style:font-size-complex="14pt"/>
    </style:style>
    <style:style style:name="P8" style:parent-style-name="Абзацсписка" style:list-style-name="LFO3" style:family="paragraph"/>
    <style:style style:name="T9" style:parent-style-name="Основнойшрифтабзаца" style:family="text">
      <style:text-properties style:font-name="Times New Roman" style:font-name-asian="Times New Roman" style:font-name-complex="Times New Roman" fo:color="#374151" fo:font-size="14pt" style:font-size-asian="14pt" style:font-size-complex="14pt"/>
    </style:style>
    <style:style style:name="P10" style:parent-style-name="Абзацсписка" style:list-style-name="LFO3" style:family="paragraph">
      <style:text-properties style:font-name="Times New Roman" style:font-name-asian="Times New Roman" style:font-name-complex="Times New Roman" fo:color="#374151" fo:font-size="14pt" style:font-size-asian="14pt" style:font-size-complex="14pt"/>
    </style:style>
    <style:style style:name="P11" style:parent-style-name="Абзацсписка" style:list-style-name="LFO3" style:family="paragraph">
      <style:text-properties style:font-name="Times New Roman" style:font-name-asian="Times New Roman" style:font-name-complex="Times New Roman" fo:color="#374151" fo:font-size="14pt" style:font-size-asian="14pt" style:font-size-complex="14pt"/>
    </style:style>
    <style:style style:name="P12" style:parent-style-name="Обычный" style:family="paragraph">
      <style:text-properties style:font-name="Times New Roman" style:font-name-asian="Times New Roman" style:font-name-complex="Times New Roman" fo:color="#374151" fo:font-size="14pt" style:font-size-asian="14pt" style:font-size-complex="14pt"/>
    </style:style>
    <style:style style:name="P13" style:parent-style-name="Обычный" style:family="paragraph">
      <style:text-properties style:font-name="Times New Roman" style:font-name-asian="Times New Roman" style:font-name-complex="Times New Roman" fo:color="#374151" fo:font-size="14pt" style:font-size-asian="14pt" style:font-size-complex="14pt"/>
    </style:style>
    <style:style style:name="P14" style:parent-style-name="Обычный" style:family="paragraph">
      <style:text-properties style:font-name="Times New Roman" style:font-name-asian="Times New Roman" style:font-name-complex="Times New Roman" fo:color="#374151" fo:font-size="14pt" style:font-size-asian="14pt" style:font-size-complex="14pt"/>
    </style:style>
    <style:style style:name="P15" style:parent-style-name="Обычный" style:family="paragraph">
      <style:text-properties style:font-name="Times New Roman" style:font-name-asian="Times New Roman" style:font-name-complex="Times New Roman" fo:color="#374151" fo:font-size="14pt" style:font-size-asian="14pt" style:font-size-complex="14pt"/>
    </style:style>
    <style:style style:name="P16" style:parent-style-name="Обычный" style:family="paragraph">
      <style:paragraph-properties fo:margin-bottom="0in"/>
      <style:text-properties style:font-name="Times New Roman" style:font-name-asian="Times New Roman" style:font-name-complex="Times New Roman" fo:color="#374151" fo:font-size="14pt" style:font-size-asian="14pt" style:font-size-complex="14pt"/>
    </style:style>
    <style:style style:name="P17" style:parent-style-name="Обычный" style:family="paragraph">
      <style:paragraph-properties fo:margin-bottom="0in"/>
      <style:text-properties style:font-name="Times New Roman" style:font-name-asian="Times New Roman" style:font-name-complex="Times New Roman" fo:color="#374151" fo:font-size="14pt" style:font-size-asian="14pt" style:font-size-complex="14pt"/>
    </style:style>
    <style:style style:name="P18" style:parent-style-name="Обычный" style:family="paragraph">
      <style:paragraph-properties fo:margin-bottom="0in"/>
      <style:text-properties style:font-name="Times New Roman" style:font-name-asian="Times New Roman" style:font-name-complex="Times New Roman" fo:color="#374151" fo:font-size="14pt" style:font-size-asian="14pt" style:font-size-complex="14pt"/>
    </style:style>
    <style:style style:name="P19" style:parent-style-name="Обычный" style:family="paragraph">
      <style:paragraph-properties fo:margin-bottom="0in"/>
      <style:text-properties style:font-name="Times New Roman" style:font-name-asian="Times New Roman" style:font-name-complex="Times New Roman" fo:color="#374151" fo:font-size="14pt" style:font-size-asian="14pt" style:font-size-complex="14pt"/>
    </style:style>
    <style:style style:name="P20" style:parent-style-name="Обычный" style:family="paragraph">
      <style:paragraph-properties fo:margin-bottom="0in"/>
      <style:text-properties style:font-name="Times New Roman" style:font-name-asian="Times New Roman" style:font-name-complex="Times New Roman" fo:color="#374151" fo:font-size="14pt" style:font-size-asian="14pt" style:font-size-complex="14pt"/>
    </style:style>
    <style:style style:name="P21" style:parent-style-name="Обычный" style:family="paragraph">
      <style:paragraph-properties fo:margin-bottom="0in"/>
      <style:text-properties style:font-name="Times New Roman" style:font-name-asian="Times New Roman" style:font-name-complex="Times New Roman" fo:color="#374151" fo:font-size="14pt" style:font-size-asian="14pt" style:font-size-complex="14pt"/>
    </style:style>
    <style:style style:name="P22" style:parent-style-name="Абзацсписка" style:list-style-name="LFO1" style:family="paragraph">
      <style:paragraph-properties fo:margin-bottom="0in"/>
      <style:text-properties style:font-name="Times New Roman" style:font-name-asian="Times New Roman" style:font-name-complex="Times New Roman" fo:color="#374151" fo:font-size="14pt" style:font-size-asian="14pt" style:font-size-complex="14pt"/>
    </style:style>
    <style:style style:name="P23" style:parent-style-name="Абзацсписка" style:list-style-name="LFO1" style:family="paragraph">
      <style:paragraph-properties fo:margin-bottom="0in"/>
    </style:style>
    <style:style style:name="T24" style:parent-style-name="Основнойшрифтабзаца" style:family="text">
      <style:text-properties style:font-name="Times New Roman" style:font-name-asian="Times New Roman" style:font-name-complex="Times New Roman" fo:color="#374151" fo:font-size="14pt" style:font-size-asian="14pt" style:font-size-complex="14pt"/>
    </style:style>
  </office:automatic-styles>
  <office:body>
    <office:text text:use-soft-page-breaks="true">
      <text:p text:style-name="P1">1</text:p>
      <text:p text:style-name="P2"/>
      <text:list text:style-name="LFO3" text:continue-numbering="true">
        <text:list-item>
          <text:p text:style-name="P3">Win32 API. #include &lt;window.h&gt;. <text:s/>Создание потоков, критической секции, событий. (CreateThread(), EnterCriticalSection(), CreateEvent())</text:p>
        </text:list-item>
        <text:list-item>
          <text:p text:style-name="P4"><text:span text:style-name="T5">Это основная единица, которой операционная система выделяет время процессора. Каждый поток имеет<text:s/></text:span><text:span text:style-name="T6">приоритет планирования</text:span><text:span text:style-name="T7"><text:s/>и набор структур, в которых система сохраняет контекст потока, когда выполнение потока приостановлено. Потоки используются для многопоточного программирования, что позволяет программамам увеличить пропускную способность.</text:span></text:p>
        </text:list-item>
        <text:list-item>
          <text:p text:style-name="P8"><text:span text:style-name="T9">Объект синхронизации, который используется для координации доступа к общим ресурсам несколькими потоками. Название "мьютекс" происходит от сокращения от английского термина "mutual exclusion" (взаимное исключение). Мьютексы предотвращают конфликты доступа к разделяемым ресурсам, гарантируя, что только один поток имеет доступ к защищенному участку кода или данным в определенный момент времени.</text:span></text:p>
        </text:list-item>
        <text:list-item>
          <text:p text:style-name="P10">объект синхронизации, который используется для уведомления одного или нескольких потоков о том, что произошло какое-то событие. События могут быть использованы для сигнализации о завершении операции, изменении состояния, ожидании ввода и других сценариях. События бывают двух типов: ручные (manual-reset) и автоматически сбрасываемые (auto-reset). Ручные события остаются в состоянии "сигнал" (выставленным) после того, как один из потоков их установит, в то время как автоматические сами сбрасываются в состояние "несигнал" после того, как один поток был уведомлен.</text:p>
        </text:list-item>
        <text:list-item>
          <text:p text:style-name="P11">Сравнение будет происходить между 98 и 11. При сравнении можно выделить несколько факторов: в 11 стандарте нет как таковой возможности создавать приостановленные потоки, так как CREATE_SUSPENDED не работает в силу изменения работы функций создания потоков, изменение работы функций по созданию потоков, изменение критических секций, вернее их отсутствие, наличие condition_variable.</text:p>
        </text:list-item>
      </text:list>
      <text:p text:style-name="P12"/>
      <text:p text:style-name="P13"/>
      <text:p text:style-name="P14">3</text:p>
      <text:p text:style-name="P15">1) Это процесс разделения сложной системы на более мелкие и управляемые компоненты, которые называются объектами. Этот принцип ООП помогает в управлении сложностью программного обеспечения и обеспечивает легкость поддержки и модификации кода. Декомпозиция включает в себя создание объектов, которые абстрагируют различные аспекты системы и связывают их взаимодействие через интерфейсы и отношения.</text:p>
      <text:p text:style-name="P16">2) Форма полиморфизма, при которой вызов конкретной версии функции или оператора определяется во время компиляции, а не во время выполнения программы. Это достигается за счет перегрузки функций или операторов с разными параметрами или типами данных.<text:s/></text:p>
      <text:p text:style-name="P17">3) Это один из основных принципов объектно-ориентированного программирования, который заключается в объединении данных и методов, которые работают с этими данными, в единый объект или класс. Основная идея инкапсуляции заключается в том, чтобы сокрыть детали реализации и предоставить интерфейс, через который можно взаимодействовать с объектом. Данные внутри объекта скрыты от прямого доступа извне, и доступ к ним осуществляется только через методы класса.</text:p>
      <text:p text:style-name="P18"/>
      <text:p text:style-name="P19"/>
      <text:p text:style-name="P20">4</text:p>
      <text:p text:style-name="P21"/>
      <text:list text:style-name="LFO1" text:continue-numbering="true">
        <text:list-item>
          <text:p text:style-name="P22">Builder - это порождающий паттерн проектирования, который позволяет создавать сложные объекты пошагово. Центральной идеей этого паттерна является разделение процесса конструирования объекта от его представления. Каждый шаг конструирования выполняется отдельным объектом, называемым builder-ом, который инкапсулирует детали создания объекта.</text:p>
        </text:list-item>
        <text:list-item>
          <text:p text:style-name="P23"><text:span text:style-name="T24">Decorator - это структурный паттерн проектирования, который позволяет динамически добавлять объектам новые функциональные возможности, оборачивая их в специальные классы-декораторы. Паттерн использует композицию объектов для расширения функциональности и обеспечивает гибкую альтернативу наследованию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Абзацсписка" style:display-name="Абзац списка" style:family="paragraph" style:parent-style-name="Обычный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О Артем</meta:initial-creator>
    <dc:creator>О Артем</dc:creator>
    <meta:creation-date>2024-01-02T18:57:00Z</meta:creation-date>
    <dc:date>2024-01-02T18:57:00Z</dc:date>
    <meta:template xlink:href="Normal.dotm" xlink:type="simple"/>
    <meta:editing-cycles>1</meta:editing-cycles>
    <meta:editing-duration>PT0S</meta:editing-duration>
    <meta:document-statistic meta:page-count="1" meta:paragraph-count="7" meta:word-count="535" meta:character-count="3578" meta:row-count="25" meta:non-whitespace-character-count="3050"/>
  </office:meta>
</office:document-meta>
</file>